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 style:list-style-name="L2">
      <style:text-properties style:font-name="Arial"/>
    </style:style>
    <style:style style:name="P4" style:family="paragraph" style:parent-style-name="Standard" style:list-style-name="L3">
      <style:text-properties style:font-name="Arial"/>
    </style:style>
    <style:style style:name="P5" style:family="paragraph" style:parent-style-name="Standard" style:list-style-name="L4">
      <style:text-properties style:font-name="Arial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erystwyth Bridge Club – Charity bridge day</text:h>
      <text:p text:style-name="P1"/>
      <text:h text:style-name="Heading_20_2" text:outline-level="2">Bidding conventions</text:h>
      <text:p text:style-name="P1"/>
      <text:p text:style-name="P1">We are hoping to restrict bidding to well known understood systems with no use of rarefied or unusual conventions.</text:p>
      <text:p text:style-name="P1"/>
      <text:p text:style-name="P1">The assumption is Basic Acol. <text:s/>Bids will be “natural”.</text:p>
      <text:p text:style-name="P1"/>
      <text:h text:style-name="Heading_20_3" text:outline-level="3">Opening</text:h>
      <text:list xml:id="list8325196126048485159" text:style-name="L1">
        <text:list-item>
          <text:p text:style-name="P2">1C/D/H/S opening promises 4+ in that suit.</text:p>
        </text:list-item>
        <text:list-item>
          <text:p text:style-name="P2">1NT opening is weak, 12-14pts</text:p>
        </text:list-item>
        <text:list-item>
          <text:p text:style-name="P2">2NT opening is strong, 20-22pts</text:p>
        </text:list-item>
        <text:list-item>
          <text:p text:style-name="P2">2D/H/S opening is strong: play for 8 tricks and at least 5 of the suit</text:p>
        </text:list-item>
        <text:list-item>
          <text:p text:style-name="P2">2C opening is the strongest: play for 9 or more tricks</text:p>
        </text:list-item>
        <text:list-item>
          <text:p text:style-name="P2">3 openings in a suit are preemptive, usually promising 7+ cards</text:p>
        </text:list-item>
      </text:list>
      <text:p text:style-name="P6"/>
      <text:h text:style-name="Heading_20_3" text:outline-level="3">Response</text:h>
      <text:list xml:id="list3454480749744349320" text:style-name="L2">
        <text:list-item>
          <text:p text:style-name="P3">Over 1NT, Stayman is acceptable</text:p>
        </text:list-item>
        <text:list-item>
          <text:p text:style-name="P3">Over an intervening bid, double/redouble shows 8+pts</text:p>
        </text:list-item>
      </text:list>
      <text:p text:style-name="P1"/>
      <text:h text:style-name="Heading_20_3" text:outline-level="3">Overcalls</text:h>
      <text:list xml:id="list8005792422117370594" text:style-name="L3">
        <text:list-item>
          <text:p text:style-name="P4">Double indicates an opening bid</text:p>
        </text:list-item>
        <text:list-item>
          <text:p text:style-name="P4">Simple suit overcall is weak, promising 5+ cards</text:p>
        </text:list-item>
        <text:list-item>
          <text:p text:style-name="P4">Jump suit overcall indicates opening values with a strong 6+ suit</text:p>
        </text:list-item>
        <text:list-item>
          <text:p text:style-name="P4">1NT is 15+pts with a NT hand</text:p>
        </text:list-item>
      </text:list>
      <text:p text:style-name="P1"/>
      <text:h text:style-name="Heading_20_3" text:outline-level="3">Other</text:h>
      <text:list xml:id="list6314160076673270527" text:style-name="L4">
        <text:list-item>
          <text:p text:style-name="P5">4NT, especially if a jump call, will be simple Blackwood asking for Aces.</text:p>
        </text:list-item>
        <text:list-item>
          <text:p text:style-name="P5">5NT will usually be Blackwood for K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Boyle</meta:initial-creator>
    <meta:creation-date>2017-01-11T13:53:04</meta:creation-date>
    <dc:date>2017-01-12T09:12:26.669881646</dc:date>
    <dc:creator>Roger Boyle</dc:creator>
    <meta:editing-duration>PT4H15M17S</meta:editing-duration>
    <meta:editing-cycles>5</meta:editing-cycles>
    <meta:generator>LibreOffice/4.4.3.2$Linux_X86_64 LibreOffice_project/40m0$Build-2</meta:generator>
    <meta:printed-by>Roger Boyle</meta:printed-by>
    <meta:print-date>2017-01-12T08:57:22.751178362</meta:print-date>
    <meta:document-statistic meta:table-count="0" meta:image-count="0" meta:object-count="0" meta:page-count="1" meta:paragraph-count="22" meta:word-count="171" meta:character-count="944" meta:non-whitespace-character-count="807"/>
  </office:meta>
</office:document-meta>
</file>